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3" fo:font-size="14pt" fo:language="ru" fo:country="RU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2" style:family="paragraph" style:parent-style-name="Standard">
      <style:text-properties style:font-name="Times New Roman3" fo:font-size="14pt" fo:language="ru" fo:country="RU" officeooo:rsid="0013326f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3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3" style:font-size-complex="14pt"/>
    </style:style>
    <style:style style:name="P16" style:family="paragraph" style:parent-style-name="Text_20_body">
      <style:text-properties fo:color="#ff0000" loext:opacity="100%" officeooo:rsid="00323a6e" officeooo:paragraph-rsid="00323a6e"/>
    </style:style>
    <style:style style:name="P17" style:family="paragraph" style:parent-style-name="Text_20_body">
      <style:text-properties officeooo:rsid="00136246" officeooo:paragraph-rsid="00323a6e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1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1" style:font-size-complex="12pt"/>
    </style:style>
    <style:style style:name="P21" style:family="paragraph" style:parent-style-name="Text_20_body">
      <style:text-properties officeooo:rsid="000ef043" officeooo:paragraph-rsid="000ef043"/>
    </style:style>
    <style:style style:name="P22" style:family="paragraph" style:parent-style-name="Standard">
      <style:text-properties officeooo:rsid="0014324b" officeooo:paragraph-rsid="0014324b"/>
    </style:style>
    <style:style style:name="P23" style:family="paragraph" style:parent-style-name="Standard">
      <style:text-properties officeooo:rsid="0018933d" officeooo:paragraph-rsid="0018933d"/>
    </style:style>
    <style:style style:name="P24" style:family="paragraph" style:parent-style-name="Table">
      <style:paragraph-properties fo:keep-with-next="always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a1d5" officeooo:paragraph-rsid="003ca1d5" style:font-size-complex="14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28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30" style:family="paragraph" style:parent-style-name="Text_20_body">
      <style:text-properties officeooo:rsid="004170dc" officeooo:paragraph-rsid="004170dc"/>
    </style:style>
    <style:style style:name="P31" style:family="paragraph" style:parent-style-name="Text_20_body">
      <style:text-properties fo:font-style="normal" officeooo:rsid="00431f68" officeooo:paragraph-rsid="00431f68" style:font-style-asian="normal" style:font-style-complex="normal"/>
    </style:style>
    <style:style style:name="P32" style:family="paragraph" style:parent-style-name="Листинг">
      <style:text-properties fo:color="#000000" loext:opacity="100%" fo:font-style="italic" officeooo:rsid="00136246" officeooo:paragraph-rsid="00136246" style:font-style-asian="italic" style:font-style-complex="italic"/>
    </style:style>
    <style:style style:name="P33" style:family="paragraph" style:parent-style-name="Heading_20_1">
      <style:paragraph-properties fo:break-before="page"/>
      <style:text-properties officeooo:rsid="000ef043" officeooo:paragraph-rsid="003724e9"/>
    </style:style>
    <style:style style:name="P34" style:family="paragraph" style:parent-style-name="Heading_20_1">
      <style:paragraph-properties fo:break-before="page"/>
      <style:text-properties officeooo:paragraph-rsid="003724e9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style:font-name="Times New Roman3" fo:font-size="14pt" fo:language="ru" fo:country="RU" officeooo:paragraph-rsid="0013326f" style:font-size-asian="14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3218f" officeooo:paragraph-rsid="0053218f"/>
    </style:style>
    <style:style style:name="P3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53218f" officeooo:paragraph-rsid="005345ef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5345ef" officeooo:paragraph-rsid="005345ef" style:font-size-complex="14pt"/>
    </style:style>
    <style:style style:name="P41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1" style:font-size-complex="12pt"/>
    </style:style>
    <style:style style:name="P4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1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53218f" officeooo:paragraph-rsid="0053218f" style:font-size-asian="12pt" style:font-name-complex="Times New Roman1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53218f" officeooo:paragraph-rsid="0053218f" style:font-size-asian="12pt" style:font-name-complex="Times New Roman1" style:font-size-complex="12pt"/>
    </style:style>
    <style:style style:name="P45" style:family="paragraph" style:parent-style-name="Text_20_body" style:list-style-name="L2">
      <style:text-properties fo:font-style="normal" officeooo:rsid="00431f68" officeooo:paragraph-rsid="00431f68" style:font-style-asian="normal" style:font-style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431f68" officeooo:paragraph-rsid="00499eb2"/>
    </style:style>
    <style:style style:name="P47" style:family="paragraph" style:parent-style-name="Text_20_body">
      <style:text-properties officeooo:rsid="0047e396" officeooo:paragraph-rsid="004a4a73"/>
    </style:style>
    <style:style style:name="P48" style:family="paragraph" style:parent-style-name="Text_20_body">
      <style:text-properties officeooo:rsid="004a4a73" officeooo:paragraph-rsid="004a4a73"/>
    </style:style>
    <style:style style:name="P49" style:family="paragraph" style:parent-style-name="Text_20_body" style:list-style-name="L3">
      <style:text-properties officeooo:rsid="004a4a73" officeooo:paragraph-rsid="004a4a73"/>
    </style:style>
    <style:style style:name="P50" style:family="paragraph" style:parent-style-name="Text_20_body">
      <style:text-properties officeooo:rsid="004a4a73" officeooo:paragraph-rsid="004bf999"/>
    </style:style>
    <style:style style:name="P51" style:family="paragraph" style:parent-style-name="Text_20_body">
      <style:text-properties officeooo:rsid="004a4a73" officeooo:paragraph-rsid="004dd620"/>
    </style:style>
    <style:style style:name="P52" style:family="paragraph" style:parent-style-name="Text_20_body">
      <style:text-properties officeooo:rsid="004170dc" officeooo:paragraph-rsid="004170dc"/>
    </style:style>
    <style:style style:name="P53" style:family="paragraph" style:parent-style-name="Text_20_body" style:list-style-name="L3">
      <style:text-properties officeooo:paragraph-rsid="004bf999"/>
    </style:style>
    <style:style style:name="P54" style:family="paragraph" style:parent-style-name="Text_20_body">
      <style:text-properties officeooo:rsid="004bf999" officeooo:paragraph-rsid="004bf999"/>
    </style:style>
    <style:style style:name="P55" style:family="paragraph" style:parent-style-name="Text_20_body">
      <style:text-properties officeooo:rsid="004bf999" officeooo:paragraph-rsid="004c477a"/>
    </style:style>
    <style:style style:name="P56" style:family="paragraph" style:parent-style-name="Text_20_body">
      <style:text-properties officeooo:rsid="004c477a" officeooo:paragraph-rsid="004cb03f"/>
    </style:style>
    <style:style style:name="P57" style:family="paragraph" style:parent-style-name="Text_20_body" style:list-style-name="L4">
      <style:text-properties officeooo:paragraph-rsid="004cb03f"/>
    </style:style>
    <style:style style:name="P58" style:family="paragraph" style:parent-style-name="Text_20_body" style:list-style-name="L4">
      <style:text-properties officeooo:rsid="004cb03f" officeooo:paragraph-rsid="004cb03f"/>
    </style:style>
    <style:style style:name="P59" style:family="paragraph" style:parent-style-name="Text_20_body">
      <style:text-properties officeooo:rsid="004dd620" officeooo:paragraph-rsid="004dd620"/>
    </style:style>
    <style:style style:name="P60" style:family="paragraph" style:parent-style-name="Text_20_body">
      <style:text-properties officeooo:rsid="004dd620" officeooo:paragraph-rsid="00525015"/>
    </style:style>
    <style:style style:name="P61" style:family="paragraph" style:parent-style-name="Text_20_body">
      <style:text-properties officeooo:rsid="0050648d" officeooo:paragraph-rsid="00525015"/>
    </style:style>
    <style:style style:name="P62" style:family="paragraph" style:parent-style-name="Text_20_body">
      <style:text-properties officeooo:paragraph-rsid="00525015"/>
    </style:style>
    <style:style style:name="P63" style:family="paragraph" style:parent-style-name="Text_20_body">
      <style:text-properties fo:color="#000000" loext:opacity="100%" officeooo:rsid="0053218f" officeooo:paragraph-rsid="0053218f"/>
    </style:style>
    <style:style style:name="P6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3326f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fo:color="#ff0000" loext:opacity="100%" officeooo:rsid="001991e7"/>
    </style:style>
    <style:style style:name="T9" style:family="text">
      <style:text-properties fo:color="#ff0000" loext:opacity="100%" officeooo:rsid="00323a6e"/>
    </style:style>
    <style:style style:name="T10" style:family="text">
      <style:text-properties fo:color="#ff0000" loext:opacity="100%" officeooo:rsid="00358002"/>
    </style:style>
    <style:style style:name="T11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2" style:family="text">
      <style:text-properties fo:color="#000000" loext:opacity="100%" style:font-name="Times New Roman3" fo:font-size="14pt" fo:language="ru" fo:country="RU" fo:font-weight="bold" officeooo:rsid="001991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3" style:family="text">
      <style:text-properties fo:color="#000000" loext:opacity="100%" style:font-name="Times New Roman3" fo:font-size="14pt" fo:language="ru" fo:country="RU" fo:font-weight="bold" officeooo:rsid="003ca1d5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3" officeooo:rsid="003ca1d5" style:font-size-complex="14pt"/>
    </style:style>
    <style:style style:name="T15" style:family="text">
      <style:text-properties fo:color="#000000" loext:opacity="100%" fo:letter-spacing="normal" fo:font-weight="normal"/>
    </style:style>
    <style:style style:name="T16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loext:opacity="100%" style:font-name="Times New Roman3" fo:font-size="14pt" fo:language="ru" fo:country="RU" officeooo:rsid="004170dc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20" style:family="text">
      <style:text-properties officeooo:rsid="0013326f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55e909"/>
    </style:style>
    <style:style style:name="T23" style:family="text">
      <style:text-properties officeooo:rsid="0014324b"/>
    </style:style>
    <style:style style:name="T24" style:family="text">
      <style:text-properties officeooo:rsid="001b215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36246" style:font-weight-asian="normal" style:font-weight-complex="normal"/>
    </style:style>
    <style:style style:name="T27" style:family="text">
      <style:text-properties fo:font-weight="normal" officeooo:rsid="0025a4f4" style:font-weight-asian="normal" style:font-weight-complex="normal"/>
    </style:style>
    <style:style style:name="T28" style:family="text">
      <style:text-properties fo:language="ru" fo:country="RU" officeooo:rsid="00387a0e"/>
    </style:style>
    <style:style style:name="T29" style:family="text">
      <style:text-properties officeooo:rsid="003ca1d5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officeooo:rsid="00430e1a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0e1a" style:font-style-asian="italic" style:font-style-complex="italic"/>
    </style:style>
    <style:style style:name="T34" style:family="text">
      <style:text-properties fo:font-style="italic" officeooo:rsid="00431f68" style:font-style-asian="italic" style:font-style-complex="italic"/>
    </style:style>
    <style:style style:name="T35" style:family="text">
      <style:text-properties fo:font-style="italic" officeooo:rsid="00437938" style:font-style-asian="italic" style:font-style-complex="italic"/>
    </style:style>
    <style:style style:name="T36" style:family="text">
      <style:text-properties fo:font-style="italic" officeooo:rsid="00452a05" style:font-style-asian="italic" style:font-style-complex="italic"/>
    </style:style>
    <style:style style:name="T37" style:family="text">
      <style:text-properties fo:font-style="italic" officeooo:rsid="0047e396" style:font-style-asian="italic" style:font-style-complex="italic"/>
    </style:style>
    <style:style style:name="T38" style:family="text">
      <style:text-properties fo:font-style="italic" officeooo:rsid="0046ce4f" style:font-style-asian="italic" style:font-style-complex="italic"/>
    </style:style>
    <style:style style:name="T39" style:family="text">
      <style:text-properties fo:font-style="italic" officeooo:rsid="00499eb2" style:font-style-asian="italic" style:font-style-complex="italic"/>
    </style:style>
    <style:style style:name="T40" style:family="text">
      <style:text-properties fo:font-style="italic" officeooo:rsid="004a4a73" style:font-style-asian="italic" style:font-style-complex="italic"/>
    </style:style>
    <style:style style:name="T41" style:family="text">
      <style:text-properties fo:font-style="italic" officeooo:rsid="004cb03f" style:font-style-asian="italic" style:font-style-complex="italic"/>
    </style:style>
    <style:style style:name="T42" style:family="text">
      <style:text-properties fo:font-style="italic" officeooo:rsid="004dd620" style:font-style-asian="italic" style:font-style-complex="italic"/>
    </style:style>
    <style:style style:name="T43" style:family="text">
      <style:text-properties fo:font-style="italic" officeooo:rsid="004bf999" style:font-style-asian="italic" style:font-style-complex="italic"/>
    </style:style>
    <style:style style:name="T44" style:family="text">
      <style:text-properties fo:font-style="italic" officeooo:rsid="004c477a" style:font-style-asian="italic" style:font-style-complex="italic"/>
    </style:style>
    <style:style style:name="T45" style:family="text">
      <style:text-properties fo:font-style="italic" officeooo:rsid="004f37f3" style:font-style-asian="italic" style:font-style-complex="italic"/>
    </style:style>
    <style:style style:name="T46" style:family="text">
      <style:text-properties fo:font-style="italic" officeooo:rsid="0051172b" style:font-style-asian="italic" style:font-style-complex="italic"/>
    </style:style>
    <style:style style:name="T47" style:family="text">
      <style:text-properties fo:font-style="italic" officeooo:rsid="00525015" style:font-style-asian="italic" style:font-style-complex="italic"/>
    </style:style>
    <style:style style:name="T48" style:family="text">
      <style:text-properties fo:font-style="italic" style:text-underline-style="none" style:font-style-asian="italic" style:font-style-complex="italic"/>
    </style:style>
    <style:style style:name="T49" style:family="text">
      <style:text-properties fo:font-style="italic" style:text-underline-style="none" officeooo:rsid="004f37f3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officeooo:rsid="004f37f3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437938" style:font-style-asian="normal" style:font-style-complex="normal"/>
    </style:style>
    <style:style style:name="T53" style:family="text">
      <style:text-properties fo:font-style="normal" officeooo:rsid="00452a05" style:font-style-asian="normal" style:font-style-complex="normal"/>
    </style:style>
    <style:style style:name="T54" style:family="text">
      <style:text-properties fo:font-style="normal" officeooo:rsid="0046ce4f" style:font-style-asian="normal" style:font-style-complex="normal"/>
    </style:style>
    <style:style style:name="T55" style:family="text">
      <style:text-properties fo:font-style="normal" officeooo:rsid="0047e396" style:font-style-asian="normal" style:font-style-complex="normal"/>
    </style:style>
    <style:style style:name="T56" style:family="text">
      <style:text-properties fo:font-style="normal" officeooo:rsid="00499eb2" style:font-style-asian="normal" style:font-style-complex="normal"/>
    </style:style>
    <style:style style:name="T57" style:family="text">
      <style:text-properties fo:font-style="normal" officeooo:rsid="004cb03f" style:font-style-asian="normal" style:font-style-complex="normal"/>
    </style:style>
    <style:style style:name="T58" style:family="text">
      <style:text-properties fo:font-style="normal" officeooo:rsid="004dd620" style:font-style-asian="normal" style:font-style-complex="normal"/>
    </style:style>
    <style:style style:name="T59" style:family="text">
      <style:text-properties fo:font-style="normal" officeooo:rsid="004f37f3" style:font-style-asian="normal" style:font-style-complex="normal"/>
    </style:style>
    <style:style style:name="T60" style:family="text">
      <style:text-properties fo:font-style="normal" officeooo:rsid="0051172b" style:font-style-asian="normal" style:font-style-complex="normal"/>
    </style:style>
    <style:style style:name="T61" style:family="text">
      <style:text-properties fo:font-style="normal" officeooo:rsid="0050648d" style:font-style-asian="normal" style:font-style-complex="normal"/>
    </style:style>
    <style:style style:name="T62" style:family="text">
      <style:text-properties fo:font-style="normal" officeooo:rsid="00525015" style:font-style-asian="normal" style:font-style-complex="normal"/>
    </style:style>
    <style:style style:name="T63" style:family="text">
      <style:text-properties fo:font-style="normal" officeooo:rsid="00534ee5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officeooo:rsid="004f37f3" style:font-style-asian="normal" style:font-style-complex="normal"/>
    </style:style>
    <style:style style:name="T65" style:family="text">
      <style:text-properties officeooo:rsid="00499eb2"/>
    </style:style>
    <style:style style:name="T66" style:family="text">
      <style:text-properties officeooo:rsid="004a4a73"/>
    </style:style>
    <style:style style:name="T67" style:family="text">
      <style:text-properties officeooo:rsid="004bf999"/>
    </style:style>
    <style:style style:name="T68" style:family="text">
      <style:text-properties officeooo:rsid="004c477a"/>
    </style:style>
    <style:style style:name="T69" style:family="text">
      <style:text-properties officeooo:rsid="004cb03f"/>
    </style:style>
    <style:style style:name="T70" style:family="text">
      <style:text-properties officeooo:rsid="004dd620"/>
    </style:style>
    <style:style style:name="T71" style:family="text">
      <style:text-properties officeooo:rsid="0053218f"/>
    </style:style>
    <style:style style:name="T72" style:family="text">
      <style:text-properties officeooo:rsid="005345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3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7"> </text:span><text:span text:style-name="T11">№</text:span><text:span text:style-name="T12">1</text:span></text:p>
      <text:p text:style-name="P2"><text:span text:style-name="T2">по дисциплине </text:span><text:span text:style-name="T11">«</text:span><text:span text:style-name="T13"> Программирование</text:span><text:span text:style-name="T11">»</text:span></text:p>
      <text:p text:style-name="P2"><text:span text:style-name="Book_20_Title"><text:span text:style-name="T16">Тема: </text:span></text:span><text:span text:style-name="Book_20_Title"><text:span text:style-name="T18"> Условия, циклы, оператор switch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5">Студент гр. </text:span><text:span text:style-name="T14">3384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26">Рудаков А.Л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40">Глазунов С.А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9">23</text:span></text:p>
      <text:h text:style-name="P35" text:outline-level="2">Цель работы.</text:h>
      <text:p text:style-name="P63">Изучить основные управляющие конструкции языка C: условия, циклы, оператор switch. Получить практические навыки путем написания программного кода. </text:p>
      <text:p text:style-name="P21"/>
      <text:h text:style-name="Heading_20_2" text:outline-level="2">Задание.</text:h>
      <text:p text:style-name="P28">Напишите программу, выделив каждую подзадачу в отдельную функцию.</text:p>
      <text:p text:style-name="P27"><text:tab/>Реализуйте программу, на вход которой подается одно из<text:span text:style-name="T30"> значений 0, 1, 2, 3 и массив целых чисел размера не больше 100. Числа разделены пробелами. Строка заканчивается символом перевода строки.</text:span></text:p>
      <text:p text:style-name="P27"><text:span text:style-name="T30"><text:tab/>В зависимости от значения,</text:span> функция должна выводить следующее:</text:p>
      <text:p text:style-name="P25"><text:span text:style-name="Source_20_Text"><text:span text:style-name="T17"><text:tab/>0 : максимальное число в массиве. (max)</text:span></text:span></text:p>
      <text:p text:style-name="P25"><text:span text:style-name="Source_20_Text"><text:span text:style-name="T17"><text:tab/>1 : минимальное число в массиве. (min)</text:span></text:span></text:p>
      <text:p text:style-name="P25"><text:span text:style-name="Source_20_Text"><text:span text:style-name="T17"><text:tab/>2 : разницу между максимальным и минимальным элементом. (diff)</text:span></text:span></text:p>
      <text:p text:style-name="P25"><text:span text:style-name="Source_20_Text"><text:span text:style-name="T17"><text:tab/>3 : сумму элементов массива, расположенных до первого минимального элемента. (sum)</text:span></text:span></text:p>
      <text:p text:style-name="P25"><text:span text:style-name="Source_20_Text"><text:span text:style-name="T17"/></text:span></text:p>
      <text:p text:style-name="P25"><text:span text:style-name="Source_20_Text"><text:span text:style-name="T17"><text:tab/>иначе необходимо вывести строку "Данные некорректны".</text:span></text:span></text:p>
      <text:p text:style-name="P29"><text:line-break/><text:span text:style-name="T15">Ошибкой в данном задании считается дублирование кода!</text:span></text:p>
      <text:p text:style-name="P64"><text:span text:style-name="T19">При выводе результата, не забудьте символ переноса строки.</text:span></text:p>
      <text:p text:style-name="P11"/>
      <text:h text:style-name="Heading_20_2" text:outline-level="2">Выполнение работы.</text:h>
      <text:p text:style-name="P30">В начале программы была подключена библиотека <text:span text:style-name="T32">stdio.h</text:span>, подключающая функции стандартного ввода и вывода.</text:p>
      <text:p text:style-name="P48">Далее была написана основная функция <text:span text:style-name="T32">int main()</text:span>. Внутри нее определены 3 переменные:</text:p>
      <text:list xml:id="list1419155540" text:style-name="L3">
        <text:list-item>
          <text:p text:style-name="P49"><text:soft-page-break/><text:span text:style-name="T32">int array[102]</text:span> — массив, содержащий 102 элемента типа<text:span text:style-name="T32"> int</text:span>, в который будут записаны считанные значения.</text:p>
        </text:list-item>
        <text:list-item>
          <text:p text:style-name="P49"><text:span text:style-name="T32">int n</text:span> — переменная типа int, в которую будет записано первое считанное число</text:p>
        </text:list-item>
        <text:list-item>
          <text:p text:style-name="P53"><text:span text:style-name="T40">int len = 0 </text:span><text:span text:style-name="T66">— переменная типа </text:span><text:span text:style-name="T40">int</text:span><text:span text:style-name="T66">, в которой будет храниться количество считанных значений.</text:span></text:p>
        </text:list-item>
      </text:list>
      <text:p text:style-name="P50">Функция ввода <text:span text:style-name="T32">scanf("%d",&amp;n)</text:span> считывает первое поданное на вход число <text:span text:style-name="T67">типа </text:span><text:span text:style-name="T43">int</text:span><text:span text:style-name="T67">, тип определяется благодаря спецификации </text:span><text:span text:style-name="T43">%d</text:span><text:span text:style-name="T67">, и передает значение переменной</text:span><text:span text:style-name="T43"> n</text:span><text:span text:style-name="T67">, передача происходит благодаря</text:span><text:span text:style-name="T43"> &amp;</text:span><text:span text:style-name="T67">.</text:span></text:p>
      <text:p text:style-name="P54">Далее вызывается функция<text:span text:style-name="T32"> scanf_array(array).</text:span></text:p>
      <text:p text:style-name="P55">Следующим действием выполняется цикл <text:span text:style-name="T32">for (int i=0;i&lt;101;i++)</text:span>, в котором определяется внутренняя переменная <text:span text:style-name="T32">int i=0</text:span> типа <text:span text:style-name="T32">int</text:span>, имеющая начальное значение 0, условие продолжения цикла <text:span text:style-name="T32">i&lt;101</text:span> (цикл будет выполняться до момента, пока условие верно) и действие, которое будет происходить после каждого прохода цикла <text:span text:style-name="T32">i++</text:span> - <text:s/>увеличение переменной <text:s/><text:span text:style-name="T32">i</text:span> на 1. Данный цикл нужен для того, чтобы определить количество введенных значений. Внутри цикла находиться условный оператор <text:span text:style-name="T48">if (array[i]==101)</text:span>, который проверяет <text:span text:style-name="T32">i</text:span>-ый элемент массива <text:span text:style-name="T32">array</text:span> на его равенства числу 101. Так как в массиве <text:span text:style-name="T32">array</text:span> существует единственный элемент равный 101, который определяется в функции <text:span text:style-name="T32">scan_array</text:span>, идущий после всех введенных элементов, его индекс будет обозначать количество <text:span text:style-name="T68">поданных на вход чисел. Если </text:span><text:span text:style-name="T44">i</text:span><text:span text:style-name="T68">-ый элемент равен 101, то выполняются действия внутри условного оператора, а именно присваивание переменной </text:span><text:span text:style-name="T44">len</text:span><text:span text:style-name="T68"> значения, равного </text:span><text:span text:style-name="T44">i</text:span><text:span text:style-name="T68">, и выход из цикла, реализованный благодаря </text:span><text:span text:style-name="T44">break</text:span><text:span text:style-name="T68">.</text:span></text:p>
      <text:p text:style-name="P55"><text:span text:style-name="T68">Далее находиться условный оператор </text:span><text:span text:style-name="T44">if (array[101]!=102)</text:span><text:span text:style-name="T68">, который проверяет неравенство 101 элемента массива </text:span><text:span text:style-name="T44">array</text:span><text:span text:style-name="T68"> значению 102. Если элемент равен данному значению, значит данные некорректны. 102-ой элемент определяется в функции </text:span><text:span text:style-name="T44">scan_array</text:span><text:span text:style-name="T68">, и становиться равным только в том случае, если введенные данные некорректны. В таком случае </text:span><text:soft-page-break/><text:span text:style-name="T68">выполняется ветка </text:span><text:span text:style-name="T44">else</text:span><text:span text:style-name="T68">, в которой при помощи функции вывода </text:span><text:span text:style-name="T44">printf("Данные некоректны\n")</text:span><text:span text:style-name="T68"> на экран выводиться сообщение о некорректности данных, </text:span><text:span text:style-name="T44">\n</text:span><text:span text:style-name="T68"> в конце выводимого сообщения обозначает символ переноса строки. </text:span></text:p>
      <text:p text:style-name="P56">Если же 101-ый элемент массива <text:span text:style-name="T32">array</text:span> не равен 102, то выполняется действие внутри условного оператора. Внутри оператора <text:span text:style-name="T32">if</text:span> находиться оператор <text:span text:style-name="T32">switch(n)</text:span>, зависящий от переменной <text:span text:style-name="T32">n</text:span>. </text:p>
      <text:list xml:id="list4128654862" text:style-name="L4">
        <text:list-item>
          <text:p text:style-name="P57"><text:span text:style-name="T68">Если </text:span><text:span text:style-name="T44">n=0</text:span><text:span text:style-name="T68">, то выполняются действия внутри </text:span><text:span text:style-name="T44">case 0</text:span><text:span text:style-name="T68">. Вызывается функция </text:span><text:span text:style-name="T44">def_max(array,len)</text:span><text:span text:style-name="T68">, после чего происходит выход из условного оператора, реализованный через </text:span><text:span text:style-name="T44">break</text:span><text:span text:style-name="T68">. </text:span></text:p>
        </text:list-item>
        <text:list-item>
          <text:p text:style-name="P57"><text:span text:style-name="T68">Если </text:span><text:span text:style-name="T44">n=</text:span><text:span text:style-name="T41">1</text:span><text:span text:style-name="T68">, то выполняются действия внутри </text:span><text:span text:style-name="T44">case </text:span><text:span text:style-name="T41">1</text:span><text:span text:style-name="T68">. Вызывается функция </text:span><text:span text:style-name="T44">def_min(array,len)</text:span><text:span text:style-name="T68">, после чего происходит выход из условного оператора, реализованный через </text:span><text:span text:style-name="T44">break</text:span><text:span text:style-name="T68">. </text:span></text:p>
        </text:list-item>
        <text:list-item>
          <text:p text:style-name="P57"><text:span text:style-name="T68">Если </text:span><text:span text:style-name="T44">n=</text:span><text:span text:style-name="T41">2</text:span><text:span text:style-name="T68">, то выполняются действия внутри </text:span><text:span text:style-name="T44">case </text:span><text:span text:style-name="T41">2</text:span><text:span text:style-name="T68">. Вызывается функция </text:span><text:span text:style-name="T44">def_diff(array,len)</text:span><text:span text:style-name="T68">, после чего происходит выход из условного оператора, реализованный через </text:span><text:span text:style-name="T44">break</text:span><text:span text:style-name="T68">. </text:span></text:p>
        </text:list-item>
        <text:list-item>
          <text:p text:style-name="P57"><text:span text:style-name="T68">Если </text:span><text:span text:style-name="T44">n=</text:span><text:span text:style-name="T41">3</text:span><text:span text:style-name="T68">, то выполняются действия внутри </text:span><text:span text:style-name="T44">case </text:span><text:span text:style-name="T41">3</text:span><text:span text:style-name="T44">.</text:span><text:span text:style-name="T68"> Вызывается функция </text:span><text:span text:style-name="T44">def_sum(array,len)</text:span><text:span text:style-name="T68">, после чего происходит выход из условного оператора, реализованный через </text:span><text:span text:style-name="T44">break</text:span><text:span text:style-name="T68">. </text:span></text:p>
        </text:list-item>
        <text:list-item>
          <text:p text:style-name="P58"><text:span text:style-name="T68">Если </text:span><text:span text:style-name="T44">n</text:span><text:span text:style-name="T68"> </text:span>не равно ни одному из предыдущих значений<text:span text:style-name="T68">, то выполняются действия внутри </text:span><text:span text:style-name="T32">default</text:span><text:span text:style-name="T68">. </text:span>Функция вывода <text:span text:style-name="T32">printf("Данные некорректны\n")</text:span> выводит на экран сообщение о некорректности данных.</text:p>
        </text:list-item>
      </text:list>
      <text:p text:style-name="P30"><text:span text:style-name="T69">Далее была р</text:span><text:span text:style-name="T31">еализован</text:span><text:span text:style-name="T69">а</text:span><text:span text:style-name="T31"> функция  </text:span><text:span text:style-name="T33">void scan_array(int arr[])</text:span><text:span text:style-name="T31">, предназначенная для ввода массива элементов.</text:span> <text:span text:style-name="T31">Она реализована при помощи </text:span><text:span text:style-name="T70">типа</text:span><text:span text:style-name="T31"> функции </text:span><text:span text:style-name="T33">void</text:span><text:span text:style-name="T31">, невозвращающей значения. В ее аргументах </text:span><text:span text:style-name="T65">содержится</text:span><text:span text:style-name="T31"> </text:span><text:span text:style-name="T33">int arr[]</text:span><text:span text:style-name="T31"> - ссылка на массив </text:span><text:span text:style-name="T33">int array[] </text:span><text:span text:style-name="T31">в функции </text:span><text:span text:style-name="T33">int main()</text:span><text:span text:style-name="T34">.</text:span></text:p>
      <text:p text:style-name="P31">В данной функции определяются 3 переменные: </text:p>
      <text:list xml:id="list383742703" text:style-name="L2">
        <text:list-item>
          <text:p text:style-name="P45"><text:soft-page-break/><text:span text:style-name="T32">char symbol</text:span> — переменная типа <text:span text:style-name="T32">char</text:span>, которая в последующем будет хранить символ, стоящий в строке после очередного числа из введенного массива.</text:p>
        </text:list-item>
        <text:list-item>
          <text:p text:style-name="P45"><text:span text:style-name="T32">int i = 0</text:span> — переменная типа <text:span text:style-name="T32">int</text:span>, отвечающая за индекс считываемого элемента. Имеет начальное значение, равное 0.</text:p>
        </text:list-item>
        <text:list-item>
          <text:p text:style-name="P45"><text:span text:style-name="T32">int proverka = 0</text:span> — переменная типа <text:span text:style-name="T32">int</text:span>, благодаря которой определяется корректность введенных данных. Имеет начальное значение, равное 0.</text:p>
        </text:list-item>
      </text:list>
      <text:p text:style-name="P46"><text:tab/>Далее идет цикл <text:span text:style-name="T35">do { } </text:span><text:span text:style-name="T32">while (symbol!='\n' &amp;&amp; proverka==0) </text:span><text:span text:style-name="T52">с постусловием, который повторяется, пока верны оба условия. Первое условие </text:span><text:span text:style-name="T32">symbol!='\n' </text:span><text:span text:style-name="T52">проверяет наличие символа переноса строки после считанного значения. Второе условие </text:span><text:span text:style-name="T32">proverka==0 </text:span><text:span text:style-name="T52">проверяет введенные данные на корректность. </text:span><text:span text:style-name="T56">П</text:span><text:span text:style-name="T52">ока значение равно 0, данные верны. Внутри цикла первым стоит условный оператор </text:span><text:span text:style-name="T35">if (scanf("%d%c",&amp;arr[i],&amp;symbol)==0), </text:span><text:span text:style-name="T53">внутри которого находиться функция ввода </text:span><text:span text:style-name="T36">scanf</text:span><text:span text:style-name="T53">, которая отвечает за считывание числа типа </text:span><text:span text:style-name="T36">int</text:span><text:span text:style-name="T53"> и последующего символа. </text:span><text:span text:style-name="T56">Спецификация </text:span><text:span text:style-name="T36">%d</text:span><text:span text:style-name="T53"> — указывает на считывание числа типа </text:span><text:span text:style-name="T36">int </text:span><text:span text:style-name="T53">и передает значение в переменную </text:span><text:span text:style-name="T36">arr</text:span><text:span text:style-name="T37">ay</text:span><text:span text:style-name="T36">[i]</text:span><text:span text:style-name="T53"> </text:span><text:span text:style-name="T55">через </text:span><text:span text:style-name="T37">arr[i] </text:span><text:span text:style-name="T39">(</text:span><text:span text:style-name="T55">ссылку на него внутри функции</text:span><text:span text:style-name="T56">)</text:span><text:span text:style-name="T53">, которая принимает значение благодаря </text:span><text:span text:style-name="T36">&amp;</text:span><text:span text:style-name="T53">. </text:span><text:span text:style-name="T56">Спецификация </text:span><text:span text:style-name="T36">%</text:span><text:span text:style-name="T38">с</text:span><text:span text:style-name="T54"> — указывает на считывание символа типа </text:span><text:span text:style-name="T38">char</text:span><text:span text:style-name="T54"> и передает значение в переменную </text:span><text:span text:style-name="T38">symbol</text:span><text:span text:style-name="T54">, которая принимает значение, благодаря </text:span><text:span text:style-name="T38">&amp;</text:span><text:span text:style-name="T54">. В условном операторе проверяется корректность введенных значений, если введенные данные не корректны, то выполняются действия внутри </text:span><text:span text:style-name="T38">if</text:span><text:span text:style-name="T54">. Первым идет присваивание переменной </text:span><text:span text:style-name="T38">proverka</text:span><text:span text:style-name="T54"> значения 1, вторым действием элементу массива </text:span><text:span text:style-name="T38">array</text:span><text:span text:style-name="T54"> с индексом </text:span><text:span text:style-name="T38">i</text:span><text:span text:style-name="T54"> через </text:span><text:span text:style-name="T38">arr[i] </text:span><text:span text:style-name="T39">(</text:span><text:span text:style-name="T54">ссылку </text:span><text:span text:style-name="T55">на него внутри функции</text:span><text:span text:style-name="T56">)</text:span><text:span text:style-name="T54"> присваивается значение 102. Далее в цикле идет второй условный оператор </text:span><text:span text:style-name="T38">if</text:span><text:span text:style-name="T54">, имеющий условие </text:span><text:span text:style-name="T38">(arr[i]&gt;100)</text:span><text:span text:style-name="T54">, который проверяет корректность введенных данных, а конкретно их непревосходство 100. Если введенное число больше 100, то данные некорректны, значит выполняются </text:span><text:span text:style-name="T55">действия внутри условного оператора</text:span><text:span text:style-name="T54">, </text:span><text:span text:style-name="T55">идентичные действиям, внутри предыдущего условного оператора.</text:span></text:p>
      <text:p text:style-name="P47"><text:soft-page-break/>Последним действием внутри функции выполняется присваивание переменной <text:span text:style-name="T32">array[i] </text:span>значения 101 через <text:span text:style-name="T32">arr[i] </text:span><text:span text:style-name="T40">(</text:span>ссылку на него внутри функции<text:span text:style-name="T66">)</text:span>.</text:p>
      <text:p text:style-name="P48"><text:span text:style-name="T69">Следующей</text:span> реализованной функцией стала <text:span text:style-name="T32">int max(int first, int second), </text:span><text:span text:style-name="T57">которая получает 2 числа типа </text:span><text:span text:style-name="T41">int</text:span><text:span text:style-name="T57">, записанные в переменные </text:span><text:span text:style-name="T41">first</text:span><text:span text:style-name="T57"> и </text:span><text:span text:style-name="T41">second</text:span><text:span text:style-name="T57">. Данная функция предназначена для нахождения наибольшего значения среди двух чисел. Функция </text:span><text:span text:style-name="T41">max</text:span><text:span text:style-name="T57"> возвращает значение типа </text:span><text:span text:style-name="T41">int</text:span><text:span text:style-name="T57">. В теле функции содержится условный оператор </text:span><text:span text:style-name="T41">if (first&gt;second)</text:span><text:span text:style-name="T57">, выполняющий проверку условия, что значение переменной </text:span><text:span text:style-name="T41">first</text:span><text:span text:style-name="T57"> больше значения переменной </text:span><text:span text:style-name="T41">second</text:span><text:span text:style-name="T57">. Если условие верно, функция возвращает значение переменной </text:span><text:span text:style-name="T41">first</text:span><text:span text:style-name="T57">, благодаря оператору </text:span><text:span text:style-name="T41">return</text:span><text:span text:style-name="T57">. Если условие ложно, функция возвращает значение переменной </text:span><text:span text:style-name="T41">second</text:span><text:span text:style-name="T57">, благодаря оператору </text:span><text:span text:style-name="T41">return</text:span><text:span text:style-name="T57">.</text:span></text:p>
      <text:p text:style-name="P51"><text:span text:style-name="T58">Далее была реализована функция</text:span><text:span text:style-name="T57"> </text:span><text:span text:style-name="T41">int m</text:span><text:span text:style-name="T42">in</text:span><text:span text:style-name="T41">(int first, int second), </text:span><text:span text:style-name="T57">которая получает 2 числа типа </text:span><text:span text:style-name="T41">int</text:span><text:span text:style-name="T57">, записанные в переменные </text:span><text:span text:style-name="T41">first</text:span><text:span text:style-name="T57"> и </text:span><text:span text:style-name="T41">second</text:span><text:span text:style-name="T57">. Данная функция предназначена для нахождения наи</text:span><text:span text:style-name="T58">меньшего</text:span><text:span text:style-name="T57"> значения среди двух чисел. Функция </text:span><text:span text:style-name="T41">m</text:span><text:span text:style-name="T42">in</text:span><text:span text:style-name="T57"> возвращает значение типа </text:span><text:span text:style-name="T41">int</text:span><text:span text:style-name="T57">. В теле функции содержится условный оператор </text:span><text:span text:style-name="T41">if (first</text:span><text:span text:style-name="T42">&lt;</text:span><text:span text:style-name="T41">second)</text:span><text:span text:style-name="T57">, выполняющий проверку условия, что значение переменной </text:span><text:span text:style-name="T41">first</text:span><text:span text:style-name="T57"> </text:span><text:span text:style-name="T58">мень</text:span><text:span text:style-name="T57">ше значения переменной </text:span><text:span text:style-name="T41">second</text:span><text:span text:style-name="T57">. Если условие верно, функция возвращает значение переменной </text:span><text:span text:style-name="T41">first</text:span><text:span text:style-name="T57">, благодаря оператору </text:span><text:span text:style-name="T41">return</text:span><text:span text:style-name="T57">. Если условие ложно, функция возвращает значение переменной </text:span><text:span text:style-name="T41">second</text:span><text:span text:style-name="T57">, благодаря оператору </text:span><text:span text:style-name="T41">return</text:span><text:span text:style-name="T57">.</text:span></text:p>
      <text:p text:style-name="P59"><text:span text:style-name="T57">С</text:span><text:span text:style-name="T51">ледующей созданной функцией стала</text:span><text:span text:style-name="T32"> void def_max(int arr[],int len)</text:span><text:span text:style-name="T51">, предназначенная для нахождения и вывода на экран максимального значения внутри массива. Она реализована благодаря <text:s/>типу функции </text:span><text:span text:style-name="T32">void</text:span><text:span text:style-name="T51">, невозвращающей значения. В аргументах она получает </text:span><text:span text:style-name="T32">int arr[]</text:span><text:span text:style-name="T51"> - ссылка на массив </text:span><text:span text:style-name="T32">array[]</text:span><text:span text:style-name="T51">, и переменную </text:span><text:span text:style-name="T32">len</text:span><text:span text:style-name="T51"> типа </text:span><text:span text:style-name="T32">int</text:span><text:span text:style-name="T51">, содержащую значение количества введенных чисел. Внутри функции определена переменная </text:span><text:span text:style-name="T32">int</text:span><text:span text:style-name="T51"> </text:span><text:span text:style-name="T32">maximum=arr[0] </text:span><text:span text:style-name="T51">типа </text:span><text:span text:style-name="T32">int</text:span><text:span text:style-name="T51">, имеющая начальное значение, равное </text:span><text:span text:style-name="T32">0</text:span><text:span text:style-name="T51">-му элементу массива </text:span><text:span text:style-name="T32">array </text:span><text:span text:style-name="T59">через </text:span><text:span text:style-name="T45">arr</text:span><text:span text:style-name="T59"> (ссылку на него внутри функции), </text:span><text:span text:style-name="T62">в которой </text:span><text:soft-page-break/><text:span text:style-name="T62">будет храниться текущее значение наибольшего элемента массива</text:span><text:span text:style-name="T59">. Далее идет цикл </text:span><text:span text:style-name="T45">for (int i=0;i&lt;len;i++)</text:span><text:span text:style-name="T59">, в котором определена внутренняя переменная </text:span><text:span text:style-name="T45">int i=0</text:span><text:span text:style-name="T59">, условие выполнения цикла </text:span><text:span text:style-name="T45">i&lt;len</text:span><text:span text:style-name="T59"> и действие, выполняемое после каждого прохода цикла </text:span><text:span text:style-name="T45">i++</text:span><text:span text:style-name="T59">. Внутри цикла вызывается функция </text:span><text:span text:style-name="T45">max(maximum,arr[i])</text:span><text:span text:style-name="T59">, вернувшееся значение присваивается переменной </text:span><text:span text:style-name="T45">maximum</text:span><text:span text:style-name="T59">. После выполнения цикла выполняется вывод на экран, организованный благодаря функции вывода </text:span><text:span text:style-name="T45">printf("%d\n",maximum)</text:span><text:span text:style-name="T59">, которая выводит значение переменной </text:span><text:span text:style-name="T45">maximum</text:span><text:span text:style-name="T59"> целого типа, указанного благодаря спецификации </text:span><text:span text:style-name="T45">%d</text:span><text:span text:style-name="T59">.</text:span></text:p>
      <text:p text:style-name="P60"><text:span text:style-name="T59">Далее была написана функция </text:span><text:span text:style-name="T45">void def_min(int arr[],int len)</text:span><text:span text:style-name="T59">, предназначенная для нахождения и вывода на экран минимального значения внутри массива. Она реализована благодаря <text:s/>типу функции </text:span><text:span text:style-name="T45">void</text:span><text:span text:style-name="T59">, невозвращающей значения. В аргументах она получает </text:span><text:span text:style-name="T45">int arr[]</text:span><text:span text:style-name="T59"> - ссылка на массив </text:span><text:span text:style-name="T45">array[]</text:span><text:span text:style-name="T59">, и переменную</text:span><text:span text:style-name="T45"> len</text:span><text:span text:style-name="T59"> типа</text:span><text:span text:style-name="T45"> int</text:span><text:span text:style-name="T59">, содержащую значение количества введенных чисел. Внутри функции определена переменная </text:span><text:span text:style-name="T45">int minimum=arr[0] </text:span><text:span text:style-name="T59">типа </text:span><text:span text:style-name="T49">int</text:span><text:span text:style-name="T59">, имеющая начальное значение, равное </text:span><text:span text:style-name="T45">0</text:span><text:span text:style-name="T59">-му элементу массива </text:span><text:span text:style-name="T45">array</text:span><text:span text:style-name="T59"> через </text:span><text:span text:style-name="T45">arr</text:span><text:span text:style-name="T59"> (ссылку на него внутри функции), </text:span><text:span text:style-name="T62">в которой будет храниться текущее значение наименьшего элемента массива</text:span><text:span text:style-name="T59">. Далее идет цикл </text:span><text:span text:style-name="T45">for (int i=0;i&lt;len;i++)</text:span><text:span text:style-name="T59">, в котором определена внутренняя переменная </text:span><text:span text:style-name="T45">int i=0</text:span><text:span text:style-name="T59">, условие выполнения цикла </text:span><text:span text:style-name="T45">i&lt;len</text:span><text:span text:style-name="T59"> и действие, выполняемое после каждого прохода цикла </text:span><text:span text:style-name="T45">i++</text:span><text:span text:style-name="T59">. Внутри цикла вызывается функция </text:span><text:span text:style-name="T45">min(minimum,arr[i])</text:span><text:span text:style-name="T59">, вернувшееся значение присваивается переменной </text:span><text:span text:style-name="T45">minimum</text:span><text:span text:style-name="T59">. После выполнения цикла выполняется вывод на экран, организованный благодаря функции вывода </text:span><text:span text:style-name="T45">printf("%d\n",minimum)</text:span><text:span text:style-name="T59">, которая выводит значение переменной </text:span><text:span text:style-name="T45">minimum </text:span><text:span text:style-name="T59">целого типа, указанного благодаря спецификации</text:span><text:span text:style-name="T45"> %d</text:span><text:span text:style-name="T59">.</text:span></text:p>
      <text:p text:style-name="P61"><text:span text:style-name="T59">С</text:span><text:span text:style-name="T51">ледующей была реализована функция </text:span><text:span text:style-name="T32">void def_diff(int arr[],int len)</text:span><text:span text:style-name="T51">, созданная для нахождения разницы между максимальным и минимальным элементом массива. </text:span><text:span text:style-name="T58">Она реализована благодаря <text:s/>типу функции </text:span><text:span text:style-name="T42">void</text:span><text:span text:style-name="T58">, невозвращающей значения. В аргументах она получает </text:span><text:span text:style-name="T42">int arr[]</text:span><text:span text:style-name="T58"> - ссылка на </text:span><text:soft-page-break/><text:span text:style-name="T58">массив </text:span><text:span text:style-name="T42">array[]</text:span><text:span text:style-name="T58">, и переменную </text:span><text:span text:style-name="T42">len</text:span><text:span text:style-name="T58"> типа </text:span><text:span text:style-name="T42">int</text:span><text:span text:style-name="T58">, содержащую значение количества введенных чисел. </text:span><text:span text:style-name="T51">В</text:span><text:span text:style-name="T58">нутри функции определена переменная </text:span><text:span text:style-name="T42">int maximum=arr[0]</text:span><text:span text:style-name="T58"> типа </text:span><text:span text:style-name="T42">int</text:span><text:span text:style-name="T58">, имеющая начальное значение, равное </text:span><text:span text:style-name="T42">0</text:span><text:span text:style-name="T58">-му элементу массива </text:span><text:span text:style-name="T42">array</text:span><text:span text:style-name="T58"> </text:span><text:span text:style-name="T59">через </text:span><text:span text:style-name="T45">arr</text:span><text:span text:style-name="T59"> (ссылку на него внутри функции), </text:span><text:span text:style-name="T62">в которой будет храниться текущее значение наибольшего элемента массива</text:span><text:span text:style-name="T59">, </text:span><text:span text:style-name="T51">а так же </text:span><text:span text:style-name="T59">переменная </text:span><text:span text:style-name="T45">int minimum=arr[0]</text:span><text:span text:style-name="T59"> типа </text:span><text:span text:style-name="T45">int</text:span><text:span text:style-name="T59">, имеющая начальное значение, равное </text:span><text:span text:style-name="T45">0</text:span><text:span text:style-name="T59">-му элементу массива </text:span><text:span text:style-name="T45">array</text:span><text:span text:style-name="T59"> через </text:span><text:span text:style-name="T45">arr</text:span><text:span text:style-name="T59"> (ссылку на него внутри функции), </text:span><text:span text:style-name="T62">в которой будет храниться текущее значение наименьшего элемента массива</text:span><text:span text:style-name="T59">. <text:s/>Далее идет цикл </text:span><text:span text:style-name="T45">for (int i=0;i&lt;len;i++)</text:span><text:span text:style-name="T59">, в котором определена внутренняя переменная </text:span><text:span text:style-name="T45">int i=0</text:span><text:span text:style-name="T59">, условие выполнения цикла </text:span><text:span text:style-name="T45">i&lt;len</text:span><text:span text:style-name="T59"> и действие, выполняемое после каждого прохода цикла </text:span><text:span text:style-name="T45">i++</text:span><text:span text:style-name="T59">. Внутри цикла вызывается функция </text:span><text:span text:style-name="T45">max(maximum,arr[i])</text:span><text:span text:style-name="T59">, вернувшееся значение присваивается переменной </text:span><text:span text:style-name="T45">maximum</text:span><text:span text:style-name="T59">. </text:span><text:span text:style-name="T60">Далее в</text:span><text:span text:style-name="T59">ызывается функция </text:span><text:span text:style-name="T45">min(minimum,arr[i])</text:span><text:span text:style-name="T59">, вернувшееся значение присваивается переменной </text:span><text:span text:style-name="T45">minimum</text:span><text:span text:style-name="T59">. </text:span><text:span text:style-name="T60">После выполнения цикла определена переменная </text:span><text:span text:style-name="T46">int diff=maximum-minimum</text:span><text:span text:style-name="T60"> типа </text:span><text:span text:style-name="T46">int</text:span><text:span text:style-name="T60">, имеющая начальное значение, равное разнице значений переменных </text:span><text:span text:style-name="T46">maximum</text:span><text:span text:style-name="T60"> и </text:span><text:span text:style-name="T46">minimum</text:span><text:span text:style-name="T60">. <text:s/>После чего </text:span><text:span text:style-name="T59">выполняется вывод на экран, организованный благодаря функции вывода </text:span><text:span text:style-name="T45">printf("%d\n",</text:span><text:span text:style-name="T46">diff</text:span><text:span text:style-name="T45">)</text:span><text:span text:style-name="T59">, которая выводит значение переменной </text:span><text:span text:style-name="T46">diff</text:span><text:span text:style-name="T59"> целого типа, указанного благодаря спецификации </text:span><text:span text:style-name="T45">%d</text:span><text:span text:style-name="T59">.</text:span></text:p>
      <text:p text:style-name="P62"><text:span text:style-name="T59">Д</text:span><text:span text:style-name="T60">алее была создана функция </text:span><text:span text:style-name="T46">void def_sum(int arr[],int len)</text:span><text:span text:style-name="T60">, предназначенная для нахождения суммы элементов до первого минимального элемента массива. </text:span><text:span text:style-name="T58">Она реализована благодаря <text:s/>типу функции </text:span><text:span text:style-name="T42">void</text:span><text:span text:style-name="T58">, невозвращающей значения. В аргументах она получает </text:span><text:span text:style-name="T42">int arr[]</text:span><text:span text:style-name="T58"> - ссылка на массив </text:span><text:span text:style-name="T42">array[]</text:span><text:span text:style-name="T58">, и переменную </text:span><text:span text:style-name="T42">len</text:span><text:span text:style-name="T58"> типа </text:span><text:span text:style-name="T42">int</text:span><text:span text:style-name="T58">, содержащую значение количества введенных чисел. </text:span><text:span text:style-name="T61">В</text:span><text:span text:style-name="T58">нутри функции определена переменная </text:span><text:span text:style-name="T42">int m</text:span><text:span text:style-name="T46">inimum</text:span><text:span text:style-name="T42">=arr[</text:span><text:span text:style-name="T46">len</text:span><text:span text:style-name="T42">]</text:span><text:span text:style-name="T58"> типа </text:span><text:span text:style-name="T42">int</text:span><text:span text:style-name="T58">, имеющая начальное значение, равное </text:span><text:span text:style-name="T46">len</text:span><text:span text:style-name="T58">-</text:span><text:span text:style-name="T63">о</text:span><text:span text:style-name="T58">му элементу массива </text:span><text:span text:style-name="T42">array</text:span><text:span text:style-name="T58"> </text:span><text:span text:style-name="T59">через </text:span><text:span text:style-name="T45">arr</text:span><text:span text:style-name="T59"> (ссылку на него внутри функции), </text:span><text:span text:style-name="T62">в которой будет храниться текущее значение наименьшего элемента массива</text:span><text:span text:style-name="T59">. </text:span><text:span text:style-name="T60">Также </text:span><text:soft-page-break/><text:span text:style-name="T60">определена переменная </text:span><text:span text:style-name="T46">int minimum_old=minimum</text:span><text:span text:style-name="T60"> типа </text:span><text:span text:style-name="T46">int</text:span><text:span text:style-name="T60">, имеющая начальное значение равное значению переменной </text:span><text:span text:style-name="T46">minimum</text:span><text:span text:style-name="T59">, </text:span><text:span text:style-name="T62">в которой будет храниться предыдущее значение наименьшего элемента массива</text:span><text:span text:style-name="T60">, и переменная </text:span><text:span text:style-name="T46">int sum=0</text:span><text:span text:style-name="T60"> типа </text:span><text:span text:style-name="T46">int</text:span><text:span text:style-name="T60">, имеющая начальное значение </text:span><text:span text:style-name="T46">0</text:span><text:span text:style-name="T59">, </text:span><text:span text:style-name="T62">в которой будет храниться текущее значение суммы</text:span><text:span text:style-name="T60">. </text:span><text:span text:style-name="T59">Далее идет цикл </text:span><text:span text:style-name="T45">for (int i=len;i&gt;-1;i--)</text:span><text:span text:style-name="T59">, в котором определена внутренняя переменная </text:span><text:span text:style-name="T45">int i=</text:span><text:span text:style-name="T47">len</text:span><text:span text:style-name="T59">, условие выполнения цикла </text:span><text:span text:style-name="T45">i&gt;-</text:span><text:span text:style-name="T47">1</text:span><text:span text:style-name="T59"> и действие, выполняемое после каждого прохода цикла </text:span><text:span text:style-name="T45">i--</text:span><text:span text:style-name="T59">. Внутри цикла вызывается функция </text:span><text:span text:style-name="T45">min(minimum,arr[i])</text:span><text:span text:style-name="T59">, вернувшееся значение присваивается переменной </text:span><text:span text:style-name="T45">minimum</text:span><text:span text:style-name="T59">. </text:span><text:span text:style-name="T62">Далее содержится условный оператор </text:span><text:span text:style-name="T47">if (minimum==minimum_old &amp;&amp; arr[i]!=minimum)</text:span><text:span text:style-name="T62">, внутри которого содержатся 2 условия. Первое условие проверяет равенство нового и старого значения наименьшего элемента массива, второе условие проверяет неравенство данного элемента массива и его текущего наименьшего элемента. Если оба условия верны, значение переменной </text:span><text:span text:style-name="T47">sum</text:span><text:span text:style-name="T62"> увеличивается на значение переменной </text:span><text:span text:style-name="T47">arr[i]</text:span><text:span text:style-name="T62">. В противном случае переменной </text:span><text:span text:style-name="T47">sum</text:span><text:span text:style-name="T62"> присваивается значение 0, переменной </text:span><text:span text:style-name="T47">minimum_old</text:span><text:span text:style-name="T62"> присваивается значение переменной </text:span><text:span text:style-name="T47">minimum</text:span><text:span text:style-name="T62">. </text:span><text:span text:style-name="T59">После выполнения цикла выполняется вывод на экран, организованный благодаря функции вывода </text:span><text:span text:style-name="T45">printf("%d\n",</text:span><text:span text:style-name="T47">sum</text:span><text:span text:style-name="T45">)</text:span><text:span text:style-name="T59">, которая выводит значение переменной </text:span><text:span text:style-name="T47">sum</text:span><text:span text:style-name="T59"> целого типа, указанного благодаря спецификации </text:span><text:span text:style-name="T45">%d</text:span><text:span text:style-name="T59">.</text:span></text:p>
      <text:p text:style-name="P5"><text:span text:style-name="T4">Разработанный программный код см. </text:span><text:span text:style-name="T3">в приложении А.</text:span></text:p>
      <text:p text:style-name="P10"/>
      <text:h text:style-name="P36" text:outline-level="2"><text:span text:style-name="T20">Тестирование</text:span>.</text:h>
      <text:p text:style-name="Text_20_body"><text:span text:style-name="T26">Ре</text:span><text:span text:style-name="T25">зультаты </text:span><text:span text:style-name="T27">тестирования представлены в табл. 1.</text:span></text:p>
      <text:p text:style-name="P24">Таблица <text:span text:style-name="T71">1</text:span> 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20">№ п/п</text:p>
          </table:table-cell>
          <table:table-cell table:style-name="Таблица2.A1" office:value-type="string">
            <text:p text:style-name="P20">Входные данные</text:p>
          </table:table-cell>
          <table:table-cell table:style-name="Таблица2.A1" office:value-type="string">
            <text:p text:style-name="P20">Выходные данные</text:p>
          </table:table-cell>
          <table:table-cell table:style-name="Таблица2.D1" office:value-type="string">
            <text:p text:style-name="P20">Комментарии</text:p>
          </table:table-cell>
        </table:table-row>
        <table:table-row>
          <table:table-cell table:style-name="Таблица2.A2" office:value-type="string">
            <text:list xml:id="list4123495388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18">0 6 92 70 59 63 90 38 57 29 0 47 81 5 48 93 29 69 93 56 23 59 25 33 91 77 71 34 85 62 41 84 66 8 41 25 89 13 <text:soft-page-break/>68</text:p>
          </table:table-cell>
          <table:table-cell table:style-name="Таблица2.A2" office:value-type="string">
            <text:p text:style-name="P43">93</text:p>
          </table:table-cell>
          <table:table-cell table:style-name="Таблица2.D2" office:value-type="string">
            <text:p text:style-name="P43">Верно</text:p>
          </table:table-cell>
        </table:table-row>
        <table:table-row>
          <table:table-cell table:style-name="Таблица2.A2" office:value-type="string">
            <text:list xml:id="list193531993776771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18">1 6 92 70 59 63 90 38 57 29 0 47 81 5 48 93 29 69 93 56 23 59 25 33 91 77 71 34 85 62 41 84 66 8 41 25 89 13 68</text:p>
          </table:table-cell>
          <table:table-cell table:style-name="Таблица2.A2" office:value-type="string">
            <text:p text:style-name="P43">0</text:p>
          </table:table-cell>
          <table:table-cell table:style-name="Таблица2.D2" office:value-type="string">
            <text:p text:style-name="P43">Верно</text:p>
          </table:table-cell>
        </table:table-row>
        <table:table-row>
          <table:table-cell table:style-name="Таблица2.A2" office:value-type="string">
            <text:list xml:id="list193532413973594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18"><text:span text:style-name="T71">2</text:span> 6 92 70 59 63 90 38 57 29 0 47 81 5 48 93 29 69 93 56 23 59 25 33 91 77 71 34 85 62 41 84 66 8 41 25 89 13 68</text:p>
          </table:table-cell>
          <table:table-cell table:style-name="Таблица2.A2" office:value-type="string">
            <text:p text:style-name="P43">93</text:p>
          </table:table-cell>
          <table:table-cell table:style-name="Таблица2.D2" office:value-type="string">
            <text:p text:style-name="P43">Верно</text:p>
          </table:table-cell>
        </table:table-row>
        <table:table-row>
          <table:table-cell table:style-name="Таблица2.A2" office:value-type="string">
            <text:p text:style-name="P44">4</text:p>
          </table:table-cell>
          <table:table-cell table:style-name="Таблица2.A2" office:value-type="string">
            <text:p text:style-name="P18"><text:span text:style-name="T71">3</text:span> 6 92 70 59 63 90 38 57 29 0 47 81 5 48 93 29 69 93 56 23 59 25 33 91 77 71 34 85 62 41 84 66 8 41 25 89 13 68</text:p>
          </table:table-cell>
          <table:table-cell table:style-name="Таблица2.A2" office:value-type="string">
            <text:p text:style-name="P43">504</text:p>
          </table:table-cell>
          <table:table-cell table:style-name="Таблица2.D2" office:value-type="string">
            <text:p text:style-name="P43">Верно</text:p>
          </table:table-cell>
        </table:table-row>
        <table:table-row>
          <table:table-cell table:style-name="Таблица2.A2" office:value-type="string">
            <text:p text:style-name="P44">5</text:p>
          </table:table-cell>
          <table:table-cell table:style-name="Таблица2.A2" office:value-type="string">
            <text:p text:style-name="P43">skjfsakj</text:p>
          </table:table-cell>
          <table:table-cell table:style-name="Таблица2.A2" office:value-type="string">
            <text:p text:style-name="P43">Данные некорректны</text:p>
          </table:table-cell>
          <table:table-cell table:style-name="Таблица2.D2" office:value-type="string">
            <text:p text:style-name="P43">Верно</text:p>
          </table:table-cell>
        </table:table-row>
      </table:table>
      <text:p text:style-name="P12"/>
      <text:h text:style-name="Heading_20_2" text:outline-level="2">Выводы.</text:h>
      <text:p text:style-name="P38">Были изучены основные управляющие конструкции языка C: условия, циклы, оператор switch. </text:p>
      <text:p text:style-name="P39">Был разработан программный код, благодаря которому выполняется считывание массива целых чисел и вывод на экран результата в зависимости от первого введенного значения. Для обработки данного значения использовались операторы sitch,case. В случае некорректных данных программа выводит <text:span text:style-name="T68">"Данные некор</text:span><text:span text:style-name="T72">р</text:span><text:span text:style-name="T68">ектны"</text:span></text:p>
      <text:p text:style-name="Text_20_body"/>
      <text:h text:style-name="P33" text:outline-level="1">Приложение А<text:line-break/>Исходный код программы</text:h>
      <text:p text:style-name="P23"><text:span text:style-name="T24">Название</text:span> файла: <text:span text:style-name="T21">main_</text:span><text:span text:style-name="T22">lb1.c</text:span></text:p>
      <text:p text:style-name="P32">#include &lt;stdio.h&gt;</text:p>
      <text:p text:style-name="P32"/>
      <text:p text:style-name="P32">void scan_array(int arr[]){</text:p>
      <text:p text:style-name="P32"><text:tab/>char symbol;</text:p>
      <text:p text:style-name="P32"><text:tab/>int i=0;</text:p>
      <text:p text:style-name="P32"><text:tab/>int proverka=0;</text:p>
      <text:p text:style-name="P32"><text:tab/>do{</text:p>
      <text:p text:style-name="P32"><text:tab/><text:tab/>if (scanf("%d%c",&amp;arr[i],&amp;symbol)==0){</text:p>
      <text:p text:style-name="P32"><text:tab/><text:tab/><text:tab/>proverka=1;</text:p>
      <text:p text:style-name="P32"><text:tab/><text:tab/><text:tab/>arr[101]=102;</text:p>
      <text:p text:style-name="P32"><text:tab/><text:tab/>}</text:p>
      <text:p text:style-name="P32"><text:tab/><text:tab/>if (arr[i]&gt;100){</text:p>
      <text:p text:style-name="P32"><text:tab/><text:tab/><text:tab/>proverka=1;</text:p>
      <text:p text:style-name="P32"><text:tab/><text:tab/><text:tab/>arr[101]=102;</text:p>
      <text:p text:style-name="P32"><text:tab/><text:tab/>}</text:p>
      <text:p text:style-name="P32"><text:tab/><text:tab/>i++;</text:p>
      <text:p text:style-name="P32"><text:tab/>}while(symbol!='\n' &amp;&amp; proverka==0);</text:p>
      <text:p text:style-name="P32"><text:tab/>arr[i]=101;</text:p>
      <text:p text:style-name="P32">}</text:p>
      <text:p text:style-name="P32"/>
      <text:p text:style-name="P32">int max(int first, int second){</text:p>
      <text:p text:style-name="P32"><text:tab/>if (first&gt;second){</text:p>
      <text:p text:style-name="P32"><text:tab/><text:tab/>return first;</text:p>
      <text:p text:style-name="P32"><text:tab/>} else{</text:p>
      <text:p text:style-name="P32"><text:tab/><text:tab/>return second;</text:p>
      <text:p text:style-name="P32"><text:tab/>}</text:p>
      <text:p text:style-name="P32">}</text:p>
      <text:p text:style-name="P32"/>
      <text:p text:style-name="P32">int min(int first, int second){</text:p>
      <text:p text:style-name="P32"><text:tab/>if (first&lt;second){</text:p>
      <text:p text:style-name="P32"><text:tab/><text:tab/>return first;</text:p>
      <text:p text:style-name="P32"><text:tab/>} else{</text:p>
      <text:p text:style-name="P32"><text:tab/><text:tab/>return second;</text:p>
      <text:p text:style-name="P32"><text:tab/>}</text:p>
      <text:p text:style-name="P32">}</text:p>
      <text:p text:style-name="P32"/>
      <text:p text:style-name="P32">void def_max(int arr[],int len){</text:p>
      <text:p text:style-name="P32"><text:tab/>int maximum=arr[0];</text:p>
      <text:p text:style-name="P32"><text:s text:c="8"/>for (int i=0;i&lt;len;i++){</text:p>
      <text:p text:style-name="P32"><text:s text:c="16"/>maximum=max(maximum,arr[i]);</text:p>
      <text:p text:style-name="P32"><text:tab/>}</text:p>
      <text:p text:style-name="P32"><text:s text:c="8"/>printf("%d\n",maximum);</text:p>
      <text:p text:style-name="P32">}</text:p>
      <text:p text:style-name="P32"/>
      <text:p text:style-name="P32">void def_min(int arr[],int len){</text:p>
      <text:p text:style-name="P32"><text:tab/>int minimum=arr[0];</text:p>
      <text:p text:style-name="P32"><text:s text:c="8"/>for (int i=0;i&lt;len;i++){</text:p>
      <text:p text:style-name="P32"><text:s text:c="8"/><text:tab/>minimum=min(minimum,arr[i]);</text:p>
      <text:p text:style-name="P32"><text:s text:c="8"/>}</text:p>
      <text:p text:style-name="P32"><text:s text:c="8"/>printf("%d\n",minimum);</text:p>
      <text:p text:style-name="P32"><text:soft-page-break/>}</text:p>
      <text:p text:style-name="P32"/>
      <text:p text:style-name="P32">void def_diff(int arr[],int len){</text:p>
      <text:p text:style-name="P32"><text:tab/>int minimum=arr[0];</text:p>
      <text:p text:style-name="P32"><text:tab/>int maximum=arr[0];</text:p>
      <text:p text:style-name="P32"><text:tab/>for (int i=0;i&lt;len;i++){</text:p>
      <text:p text:style-name="P32"><text:tab/><text:tab/>maximum=max(maximum,arr[i]);</text:p>
      <text:p text:style-name="P32"><text:tab/><text:tab/>minimum=min(minimum,arr[i]);</text:p>
      <text:p text:style-name="P32"><text:tab/>}</text:p>
      <text:p text:style-name="P32"><text:tab/>int diff=maximum-minimum;</text:p>
      <text:p text:style-name="P32"><text:tab/>printf("%d\n",diff);</text:p>
      <text:p text:style-name="P32">}</text:p>
      <text:p text:style-name="P32"/>
      <text:p text:style-name="P32">void def_sum(int arr[],int len){</text:p>
      <text:p text:style-name="P32"><text:tab/>int minimum=arr[len];</text:p>
      <text:p text:style-name="P32"><text:tab/>int minimum_old=minimum;</text:p>
      <text:p text:style-name="P32"><text:tab/>int sum=0;</text:p>
      <text:p text:style-name="P32"><text:tab/>for (int i=len;i&gt;-1;i--){</text:p>
      <text:p text:style-name="P32"><text:tab/><text:tab/>minimum=min(minimum,arr[i]);</text:p>
      <text:p text:style-name="P32"><text:tab/><text:tab/>if (minimum==minimum_old &amp;&amp; arr[i]!=minimum){</text:p>
      <text:p text:style-name="P32"><text:tab/><text:tab/><text:tab/>sum+=arr[i];</text:p>
      <text:p text:style-name="P32"><text:tab/><text:tab/>}else{</text:p>
      <text:p text:style-name="P32"><text:tab/><text:tab/><text:tab/>sum=0;</text:p>
      <text:p text:style-name="P32"><text:tab/><text:tab/><text:tab/>minimum_old=minimum;</text:p>
      <text:p text:style-name="P32"><text:tab/><text:tab/>}</text:p>
      <text:p text:style-name="P32"><text:tab/>}</text:p>
      <text:p text:style-name="P32"><text:tab/>printf("%d\n",sum);</text:p>
      <text:p text:style-name="P32">}</text:p>
      <text:p text:style-name="P32"/>
      <text:p text:style-name="P32">int main(){</text:p>
      <text:p text:style-name="P32"><text:tab/>int array[102];</text:p>
      <text:p text:style-name="P32"><text:tab/>int n;</text:p>
      <text:p text:style-name="P32"><text:tab/>scanf("%d",&amp;n);</text:p>
      <text:p text:style-name="P32"><text:tab/>scan_array(array);</text:p>
      <text:p text:style-name="P32"><text:tab/>int len=0;</text:p>
      <text:p text:style-name="P32"><text:tab/>for (int i=0;i&lt;101;i++){</text:p>
      <text:p text:style-name="P32"><text:tab/><text:tab/>if (array[i]==101){</text:p>
      <text:p text:style-name="P32"><text:tab/><text:tab/><text:tab/>len=i;</text:p>
      <text:p text:style-name="P32"><text:tab/><text:tab/><text:tab/>break;</text:p>
      <text:p text:style-name="P32"><text:tab/><text:tab/>}</text:p>
      <text:p text:style-name="P32"><text:tab/>}</text:p>
      <text:p text:style-name="P32"><text:tab/>if (array[101]!=102){</text:p>
      <text:p text:style-name="P32"><text:tab/><text:tab/>switch(n){</text:p>
      <text:p text:style-name="P32"><text:tab/><text:tab/><text:tab/>case 0:</text:p>
      <text:p text:style-name="P32"><text:tab/><text:tab/><text:tab/><text:tab/>def_max(array,len);</text:p>
      <text:p text:style-name="P32"><text:tab/><text:tab/><text:tab/><text:tab/>break;</text:p>
      <text:p text:style-name="P32"><text:tab/><text:tab/><text:tab/>case 1:</text:p>
      <text:p text:style-name="P32"><text:tab/><text:tab/><text:tab/><text:tab/>def_min(array,len);</text:p>
      <text:p text:style-name="P32"><text:tab/><text:tab/><text:tab/><text:tab/>break;</text:p>
      <text:p text:style-name="P32"><text:tab/><text:tab/><text:tab/>case 2:</text:p>
      <text:p text:style-name="P32"><text:tab/><text:tab/><text:tab/><text:tab/>def_diff(array,len);</text:p>
      <text:p text:style-name="P32"><text:tab/><text:tab/><text:tab/><text:tab/>break;</text:p>
      <text:p text:style-name="P32"><text:tab/><text:tab/><text:tab/>case 3:</text:p>
      <text:p text:style-name="P32"><text:tab/><text:tab/><text:tab/><text:tab/>def_sum(array,len);</text:p>
      <text:p text:style-name="P32"><text:tab/><text:tab/><text:tab/><text:tab/>break;</text:p>
      <text:p text:style-name="P32"><text:tab/><text:tab/><text:tab/>default:</text:p>
      <text:p text:style-name="P32"><text:soft-page-break/><text:tab/><text:tab/><text:tab/><text:tab/>printf("Данные некорректны\n");</text:p>
      <text:p text:style-name="P32"><text:tab/><text:tab/>}</text:p>
      <text:p text:style-name="P32"><text:tab/>}else{</text:p>
      <text:p text:style-name="P32"><text:tab/><text:tab/>printf("Данные некоректны\n");</text:p>
      <text:p text:style-name="P32"><text:tab/>}</text:p>
      <text:p text:style-name="P32">}</text:p>
      <text:h text:style-name="P34" text:outline-level="1">Приложение Б<text:line-break/>Тестирование</text:h>
      <text:p text:style-name="P16">Если результаты тестирования велики (больше 1 страницы), то их выносят в приложение. </text:p>
      <text:p text:style-name="P17"><text:span text:style-name="T8">П</text:span><text:span text:style-name="T6">роцесс тестирования </text:span><text:span text:style-name="T9">можно представить</text:span><text:span text:style-name="T8"> </text:span><text:span text:style-name="T6">в виде таблицы, например:</text:span></text:p>
      <text:p text:style-name="P24">Таблица <text:span text:style-name="T28">Б</text:span><text:span text:style-name="T23">.</text:span><text:sequence text:ref-name="refTable1" text:name="Table" text:formula="ooow:Table+1" style:num-format="1">1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20">№ п/п</text:p>
          </table:table-cell>
          <table:table-cell table:style-name="Таблица3.A1" office:value-type="string">
            <text:p text:style-name="P20">Входные данные</text:p>
          </table:table-cell>
          <table:table-cell table:style-name="Таблица3.A1" office:value-type="string">
            <text:p text:style-name="P20">Выходные данные</text:p>
          </table:table-cell>
          <table:table-cell table:style-name="Таблица3.D1" office:value-type="string">
            <text:p text:style-name="P20">Комментарии</text:p>
          </table:table-cell>
        </table:table-row>
        <table:table-row>
          <table:table-cell table:style-name="Таблица3.A2" office:value-type="string">
            <text:list xml:id="list193532199072272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D2" office:value-type="string">
            <text:p text:style-name="P19"/>
          </table:table-cell>
        </table:table-row>
        <table:table-row>
          <table:table-cell table:style-name="Таблица3.A2" office:value-type="string">
            <text:list xml:id="list193533276838236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D2" office:value-type="string">
            <text:p text:style-name="P19"/>
          </table:table-cell>
        </table:table-row>
        <table:table-row>
          <table:table-cell table:style-name="Таблица3.A2" office:value-type="string">
            <text:list xml:id="list193533129011399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D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>...</text:p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D2" office:value-type="string">
            <text:p text:style-name="P19"/>
          </table:table-cell>
        </table:table-row>
      </table:table>
      <text:p text:style-name="P22"><text:span text:style-name="T6">Обратите внимание, что в нумерации таблицы в приложении обязательно должен быть </text:span><text:span text:style-name="T10">в качестве </text:span><text:span text:style-name="T6">префикс</text:span><text:span text:style-name="T10">а номер</text:span><text:span text:style-name="T6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4H18M14S</meta:editing-duration>
    <meta:editing-cycles>33</meta:editing-cycles>
    <meta:generator>LibreOffice/7.3.7.2$Linux_X86_64 LibreOffice_project/30$Build-2</meta:generator>
    <dc:date>2023-09-25T19:35:24.393033250</dc:date>
    <meta:document-statistic meta:table-count="3" meta:image-count="0" meta:object-count="0" meta:page-count="14" meta:paragraph-count="208" meta:word-count="2269" meta:character-count="17011" meta:non-whitespace-character-count="14705"/>
  </office:meta>
</office:document-meta>
</file>